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rdTable" style:family="table">
      <style:table-properties style:width="9.8597in" table:align="margins"/>
    </style:style>
    <style:style style:name="CardTable.A" style:family="table-column">
      <style:table-column-properties style:column-width="2.309in" style:rel-column-width="3325*"/>
    </style:style>
    <style:style style:name="CardTable.B" style:family="table-column">
      <style:table-column-properties style:column-width="0.2in" style:rel-column-width="288*"/>
    </style:style>
    <style:style style:name="CardTable.C" style:family="table-column">
      <style:table-column-properties style:column-width="2.3097in" style:rel-column-width="3326*"/>
    </style:style>
    <style:style style:name="CardTable.G" style:family="table-column">
      <style:table-column-properties style:column-width="2.3313in" style:rel-column-width="3357*"/>
    </style:style>
    <style:style style:name="CardTable.1" style:family="table-row">
      <style:table-row-properties style:row-height="3.3701in"/>
    </style:style>
    <style:style style:name="Card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ardTable.B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C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D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E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F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G1" style:family="table-cell">
      <style:table-cell-properties fo:padding="0.0382in" fo:border="0.05pt solid #000000"/>
    </style:style>
    <style:style style:name="CardTable.2" style:family="table-row">
      <style:table-row-properties style:row-height="0.3701in"/>
    </style:style>
    <style:style style:name="CardTable.A2" style:family="table-cell">
      <style:table-cell-properties fo:padding="0.0382in" fo:border-left="0.05pt solid #000000" fo:border-right="none" fo:border-top="none" fo:border-bottom="0.05pt solid #000000"/>
    </style:style>
    <style:style style:name="CardTable.B2" style:family="table-cell">
      <style:table-cell-properties fo:padding="0.0382in" fo:border-left="0.05pt solid #000000" fo:border-right="none" fo:border-top="none" fo:border-bottom="0.05pt solid #000000"/>
    </style:style>
    <style:style style:name="CardTable.C2" style:family="table-cell">
      <style:table-cell-properties fo:padding="0.0382in" fo:border-left="0.05pt solid #000000" fo:border-right="none" fo:border-top="none" fo:border-bottom="0.05pt solid #000000"/>
    </style:style>
    <style:style style:name="CardTable.D2" style:family="table-cell">
      <style:table-cell-properties fo:padding="0.0382in" fo:border-left="0.05pt solid #000000" fo:border-right="none" fo:border-top="none" fo:border-bottom="0.05pt solid #000000"/>
    </style:style>
    <style:style style:name="CardTable.E2" style:family="table-cell">
      <style:table-cell-properties fo:padding="0.0382in" fo:border-left="0.05pt solid #000000" fo:border-right="none" fo:border-top="none" fo:border-bottom="0.05pt solid #000000"/>
    </style:style>
    <style:style style:name="CardTable.F2" style:family="table-cell">
      <style:table-cell-properties fo:padding="0.0382in" fo:border-left="0.05pt solid #000000" fo:border-right="none" fo:border-top="none" fo:border-bottom="0.05pt solid #000000"/>
    </style:style>
    <style:style style:name="Card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CardTable.A3" style:family="table-cell">
      <style:table-cell-properties fo:padding="0.0382in" fo:border-left="0.05pt solid #000000" fo:border-right="none" fo:border-top="none" fo:border-bottom="0.05pt solid #000000"/>
    </style:style>
    <style:style style:name="CardTable.B3" style:family="table-cell">
      <style:table-cell-properties fo:padding="0.0382in" fo:border-left="0.05pt solid #000000" fo:border-right="none" fo:border-top="none" fo:border-bottom="0.05pt solid #000000"/>
    </style:style>
    <style:style style:name="CardTable.C3" style:family="table-cell">
      <style:table-cell-properties fo:padding="0.0382in" fo:border-left="0.05pt solid #000000" fo:border-right="none" fo:border-top="none" fo:border-bottom="0.05pt solid #000000"/>
    </style:style>
    <style:style style:name="CardTable.D3" style:family="table-cell">
      <style:table-cell-properties fo:padding="0.0382in" fo:border-left="0.05pt solid #000000" fo:border-right="none" fo:border-top="none" fo:border-bottom="0.05pt solid #000000"/>
    </style:style>
    <style:style style:name="CardTable.E3" style:family="table-cell">
      <style:table-cell-properties fo:padding="0.0382in" fo:border-left="0.05pt solid #000000" fo:border-right="none" fo:border-top="none" fo:border-bottom="0.05pt solid #000000"/>
    </style:style>
    <style:style style:name="CardTable.F3" style:family="table-cell">
      <style:table-cell-properties fo:padding="0.0382in" fo:border-left="0.05pt solid #000000" fo:border-right="none" fo:border-top="none" fo:border-bottom="0.05pt solid #000000"/>
    </style:style>
    <style:style style:name="CardTable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0ce7" officeooo:paragraph-rsid="001d0ce7"/>
    </style:style>
    <style:style style:name="P2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1d0ce7"/>
    </style:style>
    <style:style style:name="P3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d3f"/>
    </style:style>
    <style:style style:name="P4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5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1d0ce7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1e6098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23dd3f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</style:style>
    <style:style style:name="P11" style:family="paragraph" style:parent-style-name="Table_20_Contents">
      <style:text-properties officeooo:rsid="001d0ce7" officeooo:paragraph-rsid="001d0ce7"/>
    </style:style>
    <style:style style:name="P12" style:family="paragraph" style:parent-style-name="Table_20_Contents">
      <style:paragraph-properties>
        <style:tab-stops>
          <style:tab-stop style:position="2.0417in"/>
        </style:tab-stops>
      </style:paragraph-properties>
    </style:style>
    <style:style style:name="T1" style:family="text">
      <style:text-properties fo:font-variant="normal" fo:text-transform="none" fo:color="#000000" style:font-name="Tahoma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rdTable" table:style-name="CardTable">
        <table:table-column table:style-name="CardTable.A"/>
        <table:table-column table:style-name="CardTable.B"/>
        <table:table-column table:style-name="CardTable.C"/>
        <table:table-column table:style-name="CardTable.B"/>
        <table:table-column table:style-name="CardTable.C"/>
        <table:table-column table:style-name="CardTable.B"/>
        <table:table-column table:style-name="CardTable.G"/>
        <table:table-row table:style-name="CardTable.1">
          <table:table-cell table:style-name="CardTable.A1" office:value-type="string">
            <text:p text:style-name="P3"><text:s/></text:p>
            <text:p text:style-name="P3">Whirlwind -- Strikes every other player. Effect: 1 damage. Hits every other player.</text:p>
            <text:p text:style-name="P1"/>
            <text:p text:style-name="P11"/>
          </table:table-cell>
          <table:table-cell table:style-name="CardTable.B1" office:value-type="string">
            <text:p text:style-name="Table_20_Contents"/>
          </table:table-cell>
          <table:table-cell table:style-name="CardTable.C1" office:value-type="string">
            <text:p text:style-name="P6"><text:span text:style-name="T1"/></text:p>
            <text:p text:style-name="P6">Whirlwind -- Strikes every other player. Effect: 1 damage. Hits every other player.</text:p>
            <text:p text:style-name="P10"><text:span text:style-name="T1"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6"/>
            <text:p text:style-name="Table_20_Contents"/>
          </table:table-cell>
          <table:table-cell table:style-name="CardTable.D1" office:value-type="string">
            <text:p text:style-name="Table_20_Contents"/>
          </table:table-cell>
          <table:table-cell table:style-name="CardTable.E1" office:value-type="string">
            <text:p text:style-name="P6"><text:span text:style-name="T1"/></text:p>
            <text:p text:style-name="P6">Whirlwind -- Strikes every other player. Effect: 1 damage. Hits every other player.</text:p>
            <text:p text:style-name="P10"><text:span text:style-name="T1"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6"/>
            <text:p text:style-name="Table_20_Contents"/>
          </table:table-cell>
          <table:table-cell table:style-name="CardTable.F1" office:value-type="string">
            <text:p text:style-name="Table_20_Contents"/>
          </table:table-cell>
          <table:table-cell table:style-name="CardTable.G1" office:value-type="string">
            <text:p text:style-name="P4"><text:span text:style-name="T1"/></text:p>
            <text:p text:style-name="P4">Whirlwind -- Strikes every other player. Effect: 1 damage. Hits every other player.</text:p>
            <text:p text:style-name="P5"><text:span text:style-name="T1"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5"/>
          </table:table-cell>
        </table:table-row>
        <table:table-row table:style-name="CardTable.2">
          <table:table-cell table:style-name="CardTable.A2" office:value-type="string">
            <text:p text:style-name="Table_20_Contents"/>
          </table:table-cell>
          <table:table-cell table:style-name="CardTable.B2" office:value-type="string">
            <text:p text:style-name="Table_20_Contents"/>
          </table:table-cell>
          <table:table-cell table:style-name="CardTable.C2" office:value-type="string">
            <text:p text:style-name="Table_20_Contents"/>
          </table:table-cell>
          <table:table-cell table:style-name="CardTable.D2" office:value-type="string">
            <text:p text:style-name="Table_20_Contents"/>
          </table:table-cell>
          <table:table-cell table:style-name="CardTable.E2" office:value-type="string">
            <text:p text:style-name="Table_20_Contents"/>
          </table:table-cell>
          <table:table-cell table:style-name="CardTable.F2" office:value-type="string">
            <text:p text:style-name="Table_20_Contents"/>
          </table:table-cell>
          <table:table-cell table:style-name="CardTable.G2" office:value-type="string">
            <text:p text:style-name="Table_20_Contents"/>
          </table:table-cell>
        </table:table-row>
        <table:table-row table:style-name="CardTable.1">
          <table:table-cell table:style-name="CardTable.A3" office:value-type="string">
            <text:p text:style-name="P9"><text:span text:style-name="T1"/></text:p>
            <text:p text:style-name="P9">Throw -- May not be Blocked or Countered. Effect: 2 damage. May not be Blocked or Countered.</text:p>
            <text:p text:style-name="P10"><text:span text:style-name="T1"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6"/>
            <text:p text:style-name="Table_20_Contents"/>
          </table:table-cell>
          <table:table-cell table:style-name="CardTable.B3" office:value-type="string">
            <text:p text:style-name="Table_20_Contents"/>
          </table:table-cell>
          <table:table-cell table:style-name="CardTable.C3" office:value-type="string">
            <text:p text:style-name="P9"><text:span text:style-name="T1"/></text:p>
            <text:p text:style-name="P9">Throw -- May not be Blocked or Countered. Effect: 2 damage. May not be Blocked or Countered.</text:p>
            <text:p text:style-name="P6"><text:span text:style-name="T1"/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Table_20_Contents"/>
          </table:table-cell>
          <table:table-cell table:style-name="CardTable.D3" office:value-type="string">
            <text:p text:style-name="Table_20_Contents"/>
          </table:table-cell>
          <table:table-cell table:style-name="CardTable.E3" office:value-type="string">
            <text:p text:style-name="P7"><text:span text:style-name="T1"/></text:p>
            <text:p text:style-name="P7">Throw -- May not be Blocked or Countered. Effect: 2 damage. May not be Blocked or Countered.</text:p>
            <text:p text:style-name="P7"><text:span text:style-name="T1"/></text:p>
            <text:p text:style-name="P7"/>
            <text:p text:style-name="P7"/>
            <text:p text:style-name="P7"/>
            <text:p text:style-name="P7"/>
            <text:p text:style-name="Table_20_Contents"/>
          </table:table-cell>
          <table:table-cell table:style-name="CardTable.F3" office:value-type="string">
            <text:p text:style-name="Table_20_Contents"/>
          </table:table-cell>
          <table:table-cell table:style-name="CardTable.G3" office:value-type="string">
            <text:p text:style-name="P7"><text:span text:style-name="T1"/></text:p>
            <text:p text:style-name="P7">Throw -- May not be Blocked or Countered. Effect: 2 damage. May not be Blocked or Countered.</text:p>
            <text:p text:style-name="P7"><text:span text:style-name="T1"/></text:p>
            <text:p text:style-name="P6"/>
            <text:p text:style-name="P6"/>
            <text:p text:style-name="P6"/>
            <text:p text:style-name="P6"/>
            <text:p text:style-name="P6"/>
            <text:p text:style-name="P8"/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6902in" fo:margin-bottom="0.6902in" fo:margin-left="0.5902in" fo:margin-right="0.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22:09:51.873000000</meta:creation-date>
    <dc:date>2014-09-21T11:09:49.716000000</dc:date>
    <meta:editing-duration>PT8M58S</meta:editing-duration>
    <meta:editing-cycles>5</meta:editing-cycles>
    <meta:generator>LibreOffice/4.1.4.2$Windows_x86 LibreOffice_project/0a0440ccc0227ad9829de5f46be37cfb6edcf72</meta:generator>
    <meta:print-date>2014-09-21T11:06:14.281000000</meta:print-date>
    <meta:document-statistic meta:table-count="1" meta:image-count="0" meta:object-count="0" meta:page-count="2" meta:paragraph-count="9" meta:word-count="120" meta:character-count="701" meta:non-whitespace-character-count="588"/>
  </office:meta>
</office:document-meta>
</file>